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Importer.startNode( NodeInfo nodeInfo , List propInfo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WorkspaceImporter.endNode( NodeInfo node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kspaceImporter.en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WorkspaceImporter.WorkspaceImporter( Path parentPath , WorkspaceImpl wsp , NodeTypeRegistry ntReg , int uuid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kspaceImport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Importer.conditionalAddProperty( NodeState node , Name name , int type , boolean multiple , Internal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spaceImporter.postProcessNode( NodeStat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orkspaceImporter.resolveUUIDConflict( NodeState parent , NodeState conflicting , NodeInfo nodeInfo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